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4b21e" officeooo:paragraph-rsid="0014b21e" style:font-size-asian="14pt" style:font-size-complex="14pt"/>
    </style:style>
    <style:style style:name="P2" style:family="paragraph" style:parent-style-name="Standard">
      <style:text-properties fo:font-size="14pt" officeooo:rsid="00167716" officeooo:paragraph-rsid="00167716" style:font-size-asian="14pt" style:font-size-complex="14pt"/>
    </style:style>
    <style:style style:name="P3" style:family="paragraph" style:parent-style-name="Standard">
      <style:text-properties fo:font-size="14pt" officeooo:rsid="001718de" officeooo:paragraph-rsid="001718de" style:font-size-asian="14pt" style:font-size-complex="14pt"/>
    </style:style>
    <style:style style:name="P4" style:family="paragraph" style:parent-style-name="Standard">
      <style:text-properties fo:font-size="14pt" officeooo:rsid="001881f4" officeooo:paragraph-rsid="001881f4" style:font-size-asian="14pt" style:font-size-complex="14pt"/>
    </style:style>
    <style:style style:name="T1" style:family="text">
      <style:text-properties officeooo:rsid="00167716"/>
    </style:style>
    <style:style style:name="T2" style:family="text">
      <style:text-properties fo:font-style="italic" style:font-style-asian="italic" style:font-style-complex="italic"/>
    </style:style>
    <style:style style:name="T3" style:family="text">
      <style:text-properties officeooo:rsid="001881f4"/>
    </style:style>
    <style:style style:name="T4" style:family="text">
      <style:text-properties officeooo:rsid="00199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Fase 1.5</text:p>
      <text:p text:style-name="P3"/>
      <text:p text:style-name="P3"><text:span text:style-name="T3">MAIN E </text:span>INIT </text:p>
      <text:p text:style-name="P3"/>
      <text:p text:style-name="P3">//<text:span text:style-name="T4">missing</text:span></text:p>
      <text:p text:style-name="P3"/>
      <text:p text:style-name="P4">Nel file init.c richiamiamo qundi la funzione allocAndSet, chiamata nel main per procedere all’inizializzazione:</text:p>
      <text:p text:style-name="P4">- del PC;</text:p>
      <text:p text:style-name="P4">- della priorità di processo.</text:p>
      <text:p text:style-name="P4">Si <text:span text:style-name="T4">procede</text:span> quindi <text:span text:style-name="T4">all’</text:span>abilitazione della kernel mode e disabilitazione della virtual memory e di tutti gli interrupt ad eccezione del 15, come richiesto per questa fase.</text:p>
      <text:p text:style-name="P4"><text:span text:style-name="T4">Ritornando i processi così generati, si inseriscono quindi dal main</text:span> nella ready queue, e si procede al lancio della funzione di scheduling.</text:p>
      <text:p text:style-name="P4"/>
      <text:p text:style-name="P3"/>
      <text:p text:style-name="P1">SCHEDULER</text:p>
      <text:p text:style-name="P1">Per la realizzazione dello Scheduler, il quale viene richiamato in un apposito file, e gestito tramite <text:span text:style-name="T1">la</text:span> funzione <text:span text:style-name="T1">di</text:span> context, i processi <text:span text:style-name="T1">sono</text:span> gestiti sulla base di priorità <text:span text:style-name="T1">generate staticamente in fase di inizializzazione</text:span>. Le priorità dei processi sono incrementabili sulla base di un controllo per evitare Starvation <text:span text:style-name="T1">degli altri processi in attesa di poter essere eseguiti</text:span>.</text:p>
      <text:p text:style-name="P1">Sono <text:span text:style-name="T1">gestiti dallo scheduler in questa fase,</text:span> i tre processi pronti per essere eseguiti test1, test2, test3, <text:span text:style-name="T1">generati già in fase di inizializzazione e posti nella rispettiva coda, e, </text:span>come dimostrazione del funzionamento del programma, <text:span text:style-name="T1">essi sono</text:span> schedulati sul criterio della priorità maggiore, e quindi, <text:span text:style-name="T1">ad uno ad uno,</text:span> rimossi dalla coda dei processi pronti (ready_queue) <text:span text:style-name="T1">a mano a mano che vengono eseguiti</text:span>. <text:span text:style-name="T1">Si procede quindi al caricamento dello stato del processo corrente, solo dopo aver inserito la priorità originale del processo attualmente in esecuzione nel diagramma di Gantt, così da verificare la corretta alternanza dei processi.</text:span></text:p>
      <text:p text:style-name="P2">Si richiama la funzione HALT(), all’avvenuta esecuzione di tutti i processi, verificando cioè, con opportuno richiamo della funzione emptyProcQ, che la ready queue sia vuota.</text:p>
      <text:p text:style-name="P2"/>
      <text:p text:style-name="P3">HANDLER</text:p>
      <text:p text:style-name="P3">Si crea una variabile a cui si assegna il codice relativo quindi alla dovuta eccezione, che è stata generata. </text:p>
      <text:p text:style-name="P3">All’interno dello switch si gestiscono in seguito i relativi casi di interrupt, breackpoint, o systemcall e relativo handler.</text:p>
      <text:p text:style-name="P3"/>
      <text:p text:style-name="P3">//missing</text:p>
      <text:p text:style-name="P3"/>
      <text:p text:style-name="P3">UTILS</text:p>
      <text:p text:style-name="P3"><text:soft-page-break/>Il file Utils, contenente funzioni ausiliarie, nella fase 1.5, lo utilizziamo per contenere la funzione “<text:span text:style-name="T2">cpy_state”</text:span> che effettua la copia di uno stato sorgente e relativi campi, in uno stato destin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7:14:41.823777059</meta:creation-date>
    <dc:date>2019-04-23T18:04:50.278318258</dc:date>
    <meta:editing-duration>PT14M7S</meta:editing-duration>
    <meta:editing-cycles>2</meta:editing-cycles>
    <meta:generator>LibreOffice/6.0.7.3$Linux_X86_64 LibreOffice_project/00m0$Build-3</meta:generator>
    <meta:document-statistic meta:table-count="0" meta:image-count="0" meta:object-count="0" meta:page-count="2" meta:paragraph-count="18" meta:word-count="328" meta:character-count="2156" meta:non-whitespace-character-count="1844"/>
  </office:meta>
</office:document-meta>
</file>